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859cm" svg:y="2.942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6cm" svg:y="3.742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205cm" svg:height="0.962cm" svg:x="9.36cm" svg:y="7.333cm">
          <draw:text-box>
            <text:p text:style-name="P2"><text:span text:style-name="T2">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46:56.036113605</dc:date>
    <dc:creator>elucterio </dc:creator>
    <meta:editing-duration>PT23M2S</meta:editing-duration>
    <meta:editing-cycles>6</meta:editing-cycles>
    <meta:generator>LibreOffice/4.2.8.2$Linux_X86_64 LibreOffice_project/420m0$Build-2</meta:generator>
    <meta:document-statistic meta:object-count="9"/>
  </office:meta>
</office:document-meta>
</file>